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5843b"/>
    </style:style>
    <style:style style:name="P3" style:family="paragraph" style:parent-style-name="Standard" style:list-style-name="L1">
      <style:text-properties officeooo:paragraph-rsid="00174dae"/>
    </style:style>
    <style:style style:name="P4" style:family="paragraph" style:parent-style-name="Standard" style:list-style-name="L1">
      <style:text-properties officeooo:paragraph-rsid="001a32a1"/>
    </style:style>
    <style:style style:name="P5" style:family="paragraph" style:parent-style-name="Standard" style:list-style-name="L5">
      <style:text-properties officeooo:paragraph-rsid="0015843b"/>
    </style:style>
    <style:style style:name="P6" style:family="paragraph" style:parent-style-name="Standard" style:list-style-name="L1">
      <style:text-properties officeooo:rsid="0015843b"/>
    </style:style>
    <style:style style:name="P7" style:family="paragraph" style:parent-style-name="Standard" style:list-style-name="L5">
      <style:text-properties fo:font-size="10pt" officeooo:paragraph-rsid="0015843b" style:font-size-asian="10pt"/>
    </style:style>
    <style:style style:name="P8" style:family="paragraph" style:parent-style-name="Standard" style:list-style-name="L1">
      <style:text-properties fo:font-weight="bold" officeooo:rsid="00174dae" officeooo:paragraph-rsid="001a32a1" style:font-weight-asian="bold" style:font-weight-complex="bold"/>
    </style:style>
    <style:style style:name="P9" style:family="paragraph" style:parent-style-name="Standard" style:list-style-name="L1">
      <style:text-properties fo:font-weight="bold" officeooo:paragraph-rsid="001a32a1" style:font-weight-asian="bold" style:font-weight-complex="bold"/>
    </style:style>
    <style:style style:name="P10" style:family="paragraph" style:parent-style-name="Standard" style:list-style-name="L1">
      <style:text-properties officeooo:rsid="001a32a1" officeooo:paragraph-rsid="001a32a1"/>
    </style:style>
    <style:style style:name="P11" style:family="paragraph" style:parent-style-name="Standard" style:list-style-name="L1">
      <style:text-properties officeooo:rsid="001bdb6c" officeooo:paragraph-rsid="001bdb6c"/>
    </style:style>
    <style:style style:name="P12" style:family="paragraph" style:parent-style-name="Standard">
      <style:text-properties officeooo:rsid="001bdb6c" officeooo:paragraph-rsid="001bdb6c"/>
    </style:style>
    <style:style style:name="P13" style:family="paragraph" style:parent-style-name="Standard" style:list-style-name="L1">
      <style:text-properties officeooo:rsid="001c3054" officeooo:paragraph-rsid="001c3054"/>
    </style:style>
    <style:style style:name="P14" style:family="paragraph" style:parent-style-name="Standard" style:list-style-name="L6" style:master-page-name="">
      <loext:graphic-properties draw:fill="none"/>
      <style:paragraph-properties fo:margin-left="1.9cm" fo:margin-right="0cm" fo:text-indent="-0.6cm" style:auto-text-indent="false" style:page-number="auto" fo:background-color="transparent"/>
      <style:text-properties fo:font-size="10pt" officeooo:paragraph-rsid="0015843b" style:font-size-asian="10pt"/>
    </style:style>
    <style:style style:name="P15" style:family="paragraph" style:parent-style-name="Standard" style:list-style-name="L1">
      <loext:graphic-properties draw:fill="none"/>
      <style:paragraph-properties fo:margin-left="1.3cm" fo:margin-right="0cm" fo:text-indent="-0.6cm" style:auto-text-indent="false" fo:background-color="transparent"/>
      <style:text-properties officeooo:paragraph-rsid="001a32a1"/>
    </style:style>
    <style:style style:name="P16" style:family="paragraph" style:parent-style-name="Standard" style:list-style-name="L1">
      <loext:graphic-properties draw:fill="none"/>
      <style:paragraph-properties fo:margin-left="1.3cm" fo:margin-right="0cm" fo:text-indent="-0.6cm" style:auto-text-indent="false" fo:break-before="page" fo:background-color="transparent"/>
      <style:text-properties officeooo:paragraph-rsid="001a32a1"/>
    </style:style>
    <style:style style:name="P17" style:family="paragraph" style:parent-style-name="Standard" style:list-style-name="L1" style:master-page-name="">
      <style:paragraph-properties style:page-number="auto"/>
      <style:text-properties officeooo:paragraph-rsid="001a32a1"/>
    </style:style>
    <style:style style:name="P18" style:family="paragraph" style:parent-style-name="Standard" style:list-style-name="L1">
      <style:paragraph-properties fo:break-before="page"/>
      <style:text-properties officeooo:rsid="001a32a1" officeooo:paragraph-rsid="001a32a1"/>
    </style:style>
    <style:style style:name="P19" style:family="paragraph" style:parent-style-name="Standard" style:list-style-name="L5">
      <style:paragraph-properties fo:break-before="page"/>
      <style:text-properties officeooo:paragraph-rsid="0015843b"/>
    </style:style>
    <style:style style:name="P20" style:family="paragraph" style:parent-style-name="Standard" style:list-style-name="L1">
      <style:paragraph-properties fo:break-before="page"/>
    </style:style>
    <style:style style:name="P21" style:family="paragraph" style:parent-style-name="Standard" style:list-style-name="L1">
      <style:paragraph-properties fo:break-before="page"/>
      <style:text-properties officeooo:paragraph-rsid="00174dae"/>
    </style:style>
    <style:style style:name="P22" style:family="paragraph" style:parent-style-name="Standard">
      <style:paragraph-properties fo:break-before="page"/>
      <style:text-properties officeooo:rsid="001bdb6c" officeooo:paragraph-rsid="001bdb6c"/>
    </style:style>
    <style:style style:name="T1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style:font-name="JetBrains Mono" fo:font-style="normal" fo:font-weight="normal" style:font-style-asian="normal" style:font-weight-asian="normal"/>
    </style:style>
    <style:style style:name="T3" style:family="text">
      <style:text-properties fo:color="#000000" style:font-name="JetBrains Mono" fo:font-style="normal" fo:font-weight="normal" officeooo:rsid="0015843b" style:font-style-asian="normal" style:font-weight-asian="normal"/>
    </style:style>
    <style:style style:name="T4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style:font-name="JetBrains Mono" fo:font-style="normal" fo:font-weight="normal" style:font-style-asian="normal" style:font-weight-asian="normal"/>
    </style:style>
    <style:style style:name="T6" style:family="text">
      <style:text-properties fo:color="#00627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0627a" style:font-name="JetBrains Mono" fo:font-style="italic" fo:font-weight="normal" style:font-style-asian="italic" style:font-weight-asian="normal"/>
    </style:style>
    <style:style style:name="T8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60099" style:font-name="JetBrains Mono" fo:font-style="normal" fo:font-weight="normal" style:font-style-asian="normal" style:font-weight-asian="normal"/>
    </style:style>
    <style:style style:name="T10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67d17" style:font-name="JetBrains Mono" fo:font-style="normal" fo:font-weight="normal" style:font-style-asian="normal" style:font-weight-asian="normal"/>
    </style:style>
    <style:style style:name="T12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1750eb" style:font-name="JetBrains Mono" fo:font-size="10pt" fo:font-style="normal" fo:font-weight="normal" officeooo:rsid="00174dae" style:font-size-asian="10pt" style:font-style-asian="normal" style:font-weight-asian="normal"/>
    </style:style>
    <style:style style:name="T14" style:family="text">
      <style:text-properties fo:color="#1750eb" style:font-name="JetBrains Mono" fo:font-style="normal" fo:font-weight="normal" officeooo:rsid="0015843b" style:font-style-asian="normal" style:font-weight-asian="normal"/>
    </style:style>
    <style:style style:name="T15" style:family="text">
      <style:text-properties fo:color="#1750eb" style:font-name="JetBrains Mono" fo:font-style="normal" fo:font-weight="normal" style:font-style-asian="normal" style:font-weight-asian="normal"/>
    </style:style>
    <style:style style:name="T16" style:family="text">
      <style:text-properties officeooo:rsid="0015843b"/>
    </style:style>
    <style:style style:name="T17" style:family="text">
      <style:text-properties officeooo:rsid="0016c09f"/>
    </style:style>
    <style:style style:name="T18" style:family="text">
      <style:text-properties officeooo:rsid="00174dae"/>
    </style:style>
    <style:style style:name="T19" style:family="text">
      <style:text-properties fo:font-weight="bold" officeooo:rsid="0016c09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74dae" style:font-weight-asian="normal" style:font-weight-complex="normal"/>
    </style:style>
    <style:style style:name="T22" style:family="text">
      <style:text-properties fo:font-weight="normal" officeooo:rsid="0018b0bf" style:font-weight-asian="normal" style:font-weight-complex="normal"/>
    </style:style>
    <style:style style:name="T23" style:family="text">
      <style:text-properties fo:font-weight="normal" officeooo:rsid="0019ea80" style:font-weight-asian="normal" style:font-weight-complex="normal"/>
    </style:style>
    <style:style style:name="T24" style:family="text">
      <style:text-properties fo:font-weight="normal" officeooo:rsid="001a32a1" style:font-weight-asian="normal" style:font-weight-complex="normal"/>
    </style:style>
    <style:style style:name="T25" style:family="text">
      <style:text-properties style:text-position="super 58%" fo:font-weight="normal" officeooo:rsid="0019ea80" style:font-weight-asian="normal" style:font-weight-complex="normal"/>
    </style:style>
    <style:style style:name="T26" style:family="text">
      <style:text-properties officeooo:rsid="001a32a1"/>
    </style:style>
    <style:style style:name="T27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officeooo:rsid="001d760a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1824938" text:style-name="L1">
        <text:list-item>
          <text:p text:style-name="P2"><text:s text:c="2"/></text:p>
        </text:list-item>
      </text:list>
      <text:list xml:id="list1387612251" text:style-name="L6">
        <text:list-item>
          <text:p text:style-name="P14"><text:span text:style-name="T3">fit</text:span><text:span text:style-name="T2">.knn </text:span><text:span text:style-name="T5">= </text:span><text:span text:style-name="T7">knn.cv</text:span><text:span text:style-name="T5">(X.train, Y.train, </text:span><text:span text:style-name="T9">k</text:span><text:span text:style-name="T5">=</text:span><text:span text:style-name="T2">i</text:span><text:span text:style-name="T5">)</text:span></text:p>
        </text:list-item>
      </text:list>
      <text:list xml:id="list802501788" text:style-name="L5">
        <text:list-item>
          <text:list>
            <text:list-item>
              <text:p text:style-name="P7"><text:span text:style-name="T3">fit.glm</text:span><text:span text:style-name="T2"> </text:span><text:span text:style-name="T5">&lt;- </text:span><text:span text:style-name="T7">cv.glmnet</text:span><text:span text:style-name="T5">(</text:span><text:span text:style-name="T9">x</text:span><text:span text:style-name="T5">=</text:span><text:span text:style-name="T7">as.matrix</text:span><text:span text:style-name="T5">(X.train),</text:span><text:span text:style-name="T9">y</text:span><text:span text:style-name="T5">=Y.train, <text:tab/><text:tab/><text:tab/></text:span><text:span text:style-name="T9">family</text:span><text:span text:style-name="T5">=</text:span><text:span text:style-name="T11">"multinomial"</text:span><text:span text:style-name="T5">)</text:span></text:p>
            </text:list-item>
            <text:list-item>
              <text:p text:style-name="P7"><text:span text:style-name="T2">fit.lda </text:span><text:span text:style-name="T5">= </text:span><text:span text:style-name="T7">lda</text:span><text:span text:style-name="T5">(X.train, Y.train)</text:span></text:p>
            </text:list-item>
            <text:list-item>
              <text:p text:style-name="P7"><text:span text:style-name="T2">fit.log.nnet </text:span><text:span text:style-name="T5">= </text:span><text:span text:style-name="T7">multinom</text:span><text:span text:style-name="T5">(Y.train ~ ., </text:span><text:span text:style-name="T9">data </text:span><text:span text:style-name="T5">= </text:span><text:span text:style-name="T7">cbind</text:span><text:span text:style-name="T5">(X.train, Y.train))</text:span></text:p>
            </text:list-item>
            <text:list-item>
              <text:p text:style-name="P7"><text:span text:style-name="T2">fit.rf </text:span><text:span text:style-name="T5">= </text:span><text:span text:style-name="T7">randomForest</text:span><text:span text:style-name="T5">(</text:span><text:span text:style-name="T9">data</text:span><text:span text:style-name="T5">=</text:span><text:span text:style-name="T7">cbind</text:span><text:span text:style-name="T5">(X.train, Y.train), Y.train~., <text:tab/></text:span><text:span text:style-name="T9">mtry</text:span><text:span text:style-name="T5">=</text:span><text:span text:style-name="T14">mm</text:span><text:span text:style-name="T5">, </text:span><text:span text:style-name="T9">nodesize</text:span><text:span text:style-name="T5">=</text:span><text:span text:style-name="T14">ns</text:span><text:span text:style-name="T5">, </text:span><text:span text:style-name="T9">importance</text:span><text:span text:style-name="T5">=TRUE, </text:span><text:span text:style-name="T9">keep.forest</text:span><text:span text:style-name="T5">=TRUE, <text:tab/></text:span><text:span text:style-name="T9">ntree</text:span><text:span text:style-name="T5">=</text:span><text:span text:style-name="T14">sz</text:span><text:span text:style-name="T5">)</text:span></text:p>
            </text:list-item>
            <text:list-item>
              <text:p text:style-name="P7"><text:span text:style-name="T3">fit.</text:span><text:span text:style-name="T2">reg.tree </text:span><text:span text:style-name="T5">= </text:span><text:span text:style-name="T7">rpart</text:span><text:span text:style-name="T5">(</text:span><text:span text:style-name="T9">data</text:span><text:span text:style-name="T5">=</text:span><text:span text:style-name="T7">cbind</text:span><text:span text:style-name="T5">(Y.train, X.train), </text:span><text:span text:style-name="T9">method</text:span><text:span text:style-name="T5">=</text:span><text:span text:style-name="T11">"class"</text:span><text:span text:style-name="T5">, Y.train ~ <text:tab/>. , </text:span><text:span text:style-name="T9">cp</text:span><text:span text:style-name="T5">=</text:span><text:span text:style-name="T15">0</text:span><text:span text:style-name="T5">)</text:span></text:p>
            </text:list-item>
            <text:list-item>
              <text:p text:style-name="P7"><text:span text:style-name="T3">fit</text:span><text:span text:style-name="T2">.nnet </text:span><text:span text:style-name="T5">= </text:span><text:span text:style-name="T7">nnet</text:span><text:span text:style-name="T5">(X.train, </text:span><text:span text:style-name="T2">Y.train.num</text:span><text:span text:style-name="T5">, </text:span><text:span text:style-name="T9">size </text:span><text:span text:style-name="T5">= </text:span><text:span text:style-name="T14">sz</text:span><text:span text:style-name="T5">, </text:span><text:span text:style-name="T9">decay </text:span><text:span text:style-name="T5">= </text:span><text:span text:style-name="T14">dc</text:span><text:span text:style-name="T5">, </text:span><text:span text:style-name="T9">maxit </text:span><text:span text:style-name="T5">= <text:tab/></text:span><text:span text:style-name="T15">2000</text:span><text:span text:style-name="T5">,</text:span><text:span text:style-name="T9">softmax </text:span><text:span text:style-name="T5">= T, </text:span><text:span text:style-name="T9">trace </text:span><text:span text:style-name="T5">= F)</text:span></text:p>
            </text:list-item>
            <text:list-item>
              <text:p text:style-name="P5"><text:span text:style-name="T1">fit.svm.0 </text:span><text:span text:style-name="T4">= </text:span><text:span text:style-name="T6">svm</text:span><text:span text:style-name="T4">(Y.train ~ ., </text:span><text:span text:style-name="T8">data </text:span><text:span text:style-name="T4">= </text:span><text:span text:style-name="T6">cbind</text:span><text:span text:style-name="T4">(Y.train, X.train), </text:span><text:span text:style-name="T8">kernel </text:span><text:span text:style-name="T4">= <text:tab/></text:span><text:span text:style-name="T10">"radial"</text:span><text:span text:style-name="T4">, </text:span><text:span text:style-name="T8">cost </text:span><text:span text:style-name="T4">= </text:span><text:span text:style-name="T13">cst</text:span><text:span text:style-name="T4">, </text:span><text:span text:style-name="T8">gamma </text:span><text:span text:style-name="T4">= </text:span><text:span text:style-name="T13">gma</text:span><text:span text:style-name="T4">)</text:span></text:p>
              <text:p text:style-name="P19"><text:span text:style-name="T4"/></text:p>
            </text:list-item>
          </text:list>
        </text:list-item>
      </text:list>
      <text:list xml:id="list40823103982018" text:continue-list="list161824938" text:style-name="L1">
        <text:list-item>
          <text:p text:style-name="P6"><text:s/></text:p>
          <text:p text:style-name="P1"><text:span text:style-name="T16">I used 10-fold repeated cross validation against all models. I selected the model which would produce the lowest misclassifcation error rate to produce the final predictions. </text:span><text:span text:style-name="T17">I trained this final model on the full training set once determining the best one and then ran it against the test set.</text:span></text:p>
          <text:p text:style-name="P20"/>
          <text:p text:style-name="P6"/>
        </text:list-item>
        <text:list-item>
          <text:p text:style-name="P17"><text:span text:style-name="T17">Inside of the repeated 10-fold CV I ran all of my tuning for: </text:span></text:p>
          <text:list>
            <text:list-item>
              <text:p text:style-name="P4"><text:span text:style-name="T19">KNN</text:span><text:span text:style-name="T17"> </text:span><text:span text:style-name="T18">where k = (1:40)</text:span></text:p>
            </text:list-item>
            <text:list-item>
              <text:p text:style-name="P9"><text:span text:style-name="T18">R</text:span><text:span text:style-name="T17">andom forest </text:span><text:span text:style-name="T21">where mtry = (1:7), nodesize=(1,3,5,</text:span><text:span text:style-name="T23">6,</text:span><text:span text:style-name="T21">7,10), ntree=(500,1000,1500)</text:span></text:p>
            </text:list-item>
            <text:list-item>
              <text:p text:style-name="P9"><text:span text:style-name="T18">N</text:span><text:span text:style-name="T17">eural net </text:span><text:span text:style-name="T21">where decay = (0, 0.01, 0.1, 1), size = (1, 3, 6, 10)</text:span></text:p>
            </text:list-item>
            <text:list-item>
              <text:p text:style-name="P8">SVM<text:span text:style-name="T20"> where cost = (5, 10), gamma = (</text:span><text:span text:style-name="T22">0.1, 1</text:span><text:span text:style-name="T20">)</text:span></text:p>
              <text:p text:style-name="P15"><text:span text:style-name="T23">To compare these models, I used the validation misclassification error rate on each fold and then plotted the matrix of resultant values on a box </text:span><text:span text:style-name="T24">and whiskers </text:span><text:span text:style-name="T23">plot. I evaluated the best model to be the one with the lowest mean misclassification error rate and also considered the 25</text:span><text:span text:style-name="T25">th</text:span><text:span text:style-name="T23"> and 75</text:span><text:span text:style-name="T25">th</text:span><text:span text:style-name="T23"> percentiles to ensure they were also at a minimum. That is, if two models had a very </text:span><text:span text:style-name="T24">similar means</text:span><text:span text:style-name="T23">, I chose the one with the lower percentile</text:span><text:span text:style-name="T24">s</text:span><text:span text:style-name="T23"> but slightly wider spread, not the one with very consistent values.</text:span></text:p>
              <text:p text:style-name="P16"><text:span text:style-name="T23"/></text:p>
            </text:list-item>
          </text:list>
        </text:list-item>
        <text:list-item>
          <text:p text:style-name="P3"><text:span text:style-name="T17"><text:s/></text:span><text:span text:style-name="T26">I looked at the importance of variables to find if there were any that significantly helped in reducing the misclassification error rate for validation during the multiple 10-fold CV. I found that many different models selected a few different variables each, with only a few being common throughout all the models. This helped my analysis as I found the B class was the most difficult to decipher of all classes. There were only a select few variables used in separating B from other classes so I tried to target these variables to improve the B classification aside from models like Random Forest trees and found only marginal improvements. </text:span></text:p>
          <text:p text:style-name="P21"/>
        </text:list-item>
        <text:list-item>
          <text:p text:style-name="P10">Random Forest.</text:p>
          <text:p text:style-name="P10"><text:span text:style-name="T1">data </text:span><text:span text:style-name="T4">= </text:span><text:span text:style-name="T6">na.omit</text:span><text:span text:style-name="T4">(</text:span><text:span text:style-name="T6">read.csv</text:span><text:span text:style-name="T4">(</text:span><text:span text:style-name="T10">"P2Data2020.csv"</text:span><text:span text:style-name="T4">))</text:span><text:line-break/><text:span text:style-name="T1">test </text:span><text:span text:style-name="T4">= </text:span><text:span text:style-name="T6">na.omit</text:span><text:span text:style-name="T4">(</text:span><text:span text:style-name="T6">read.csv</text:span><text:span text:style-name="T4">(</text:span><text:span text:style-name="T10">"P2Data2020testX.csv"</text:span><text:span text:style-name="T4">))</text:span><text:line-break/><text:span text:style-name="T1">data</text:span><text:span text:style-name="T4">$</text:span><text:span text:style-name="T27">Y </text:span><text:span text:style-name="T4">= </text:span><text:span text:style-name="T6">factor</text:span><text:span text:style-name="T4">(</text:span><text:span text:style-name="T1">data</text:span><text:span text:style-name="T4">$</text:span><text:span text:style-name="T27">Y</text:span><text:span text:style-name="T4">, </text:span><text:span text:style-name="T8">labels</text:span><text:span text:style-name="T4">=</text:span><text:span text:style-name="T6">c</text:span><text:span text:style-name="T4">(</text:span><text:span text:style-name="T10">"A"</text:span><text:span text:style-name="T4">, </text:span><text:span text:style-name="T10">"B"</text:span><text:span text:style-name="T4">, </text:span><text:span text:style-name="T10">"C"</text:span><text:span text:style-name="T4">, </text:span><text:span text:style-name="T10">"D"</text:span><text:span text:style-name="T4">, </text:span><text:span text:style-name="T10">"E"</text:span><text:span text:style-name="T4">))</text:span><text:line-break/><text:span text:style-name="T1">fit.rf </text:span><text:span text:style-name="T4">= </text:span><text:span text:style-name="T6">randomForest</text:span><text:span text:style-name="T4">(</text:span><text:span text:style-name="T8">data</text:span><text:span text:style-name="T4">=</text:span><text:span text:style-name="T1">data</text:span><text:span text:style-name="T4">, Y~., </text:span><text:span text:style-name="T8">mtry</text:span><text:span text:style-name="T4">=</text:span><text:span text:style-name="T12">5</text:span><text:span text:style-name="T4">, </text:span><text:span text:style-name="T8">nodesize</text:span><text:span text:style-name="T4">=</text:span><text:span text:style-name="T12">5</text:span><text:span text:style-name="T4">, </text:span><text:span text:style-name="T8">importance</text:span><text:span text:style-name="T4">=TRUE, </text:span><text:span text:style-name="T8">keep.forest</text:span><text:span text:style-name="T4">=TRUE, </text:span><text:span text:style-name="T8">ntree</text:span><text:span text:style-name="T4">=</text:span><text:span text:style-name="T12">500</text:span><text:span text:style-name="T4">)</text:span><text:line-break/><text:span text:style-name="T1">Y.hat </text:span><text:span text:style-name="T4">= </text:span><text:span text:style-name="T6">predict</text:span><text:span text:style-name="T4">(</text:span><text:span text:style-name="T1">fit.rf</text:span><text:span text:style-name="T4">, </text:span><text:span text:style-name="T8">newdata </text:span><text:span text:style-name="T4">= </text:span><text:span text:style-name="T1">test</text:span><text:span text:style-name="T4">)</text:span><text:line-break/><text:span text:style-name="T6">write.table</text:span><text:span text:style-name="T4">(</text:span><text:span text:style-name="T1">Y.hat</text:span><text:span text:style-name="T4">, </text:span><text:span text:style-name="T10">'output.csv'</text:span><text:span text:style-name="T4">, </text:span><text:span text:style-name="T8">sep</text:span><text:span text:style-name="T4">=</text:span><text:span text:style-name="T10">','</text:span><text:span text:style-name="T4">, </text:span><text:span text:style-name="T8">row.names </text:span><text:span text:style-name="T4">= F, </text:span><text:span text:style-name="T8">col.names </text:span><text:span text:style-name="T4">= F)</text:span></text:p>
          <text:p text:style-name="P18"><text:span text:style-name="T4"/></text:p>
        </text:list-item>
        <text:list-item>
          <text:p text:style-name="P11"><text:span text:style-name="T28">Test </text:span>Misclassification Error Rate: 0.176</text:p>
        </text:list-item>
      </text:list>
      <text:p text:style-name="P12"><draw:frame draw:style-name="fr1" draw:name="Object1" text:anchor-type="char" svg:x="6.281cm" svg:y="0.635cm" svg:width="4.879cm" svg:height="3.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list xml:id="list40822203927093" text:continue-numbering="true" text:style-name="L1">
        <text:list-item>
          <text:p text:style-name="P13">X7, X9 X13, X16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1:34:49.808271974</meta:creation-date>
    <dc:date>2020-12-02T04:08:21.141105726</dc:date>
    <meta:editing-duration>PT48M10S</meta:editing-duration>
    <meta:editing-cycles>2</meta:editing-cycles>
    <meta:generator>LibreOffice/6.4.6.2$Linux_X86_64 LibreOffice_project/40$Build-2</meta:generator>
    <meta:document-statistic meta:table-count="0" meta:image-count="0" meta:object-count="1" meta:page-count="7" meta:paragraph-count="23" meta:word-count="444" meta:character-count="2814" meta:non-whitespace-character-count="2396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5" table:default-cell-style-name="ce6"/>
        <table:table-row table:style-name="ro1">
          <table:table-cell office:value-type="string" calcext:value-type="string">
            <text:p>Pred</text:p>
            <text:p>Obs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00-00-00</text:date>, <text:time style:data-style-name="N2" text:time-value="02:59:55.763310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